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9"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12"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13"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15"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16"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P17"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9"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0"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2"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25"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0.25in"/>
        </style:tab-stops>
      </style:paragraph-properties>
    </style:style>
    <style:style style:name="P26"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27"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9"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30"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5" style:family="paragraph" style:parent-style-name="normal">
      <style:paragraph-properties fo:padding-left="0in" fo:padding-right="0in" fo:padding-top="0in" fo:padding-bottom="0.0138in" fo:border-left="none" fo:border-right="none" fo:border-top="none" fo:border-bottom="0.51pt solid #000000"/>
      <style:text-properties officeooo:paragraph-rsid="0016ca88"/>
    </style:style>
    <style:style style:name="T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0a8b3"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31" style:family="text">
      <style:text-properties officeooo:rsid="001aed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aúl Beltrán Gómez</text:p>
      <text:p text:style-name="P10"><text:span text:style-name="T31">Havana</text:span>, Republic of Cuba</text:p>
      <text:p text:style-name="P8"><text:span text:style-name="T2">+53 58486223</text:span><text:span text:style-name="T1"> | </text:span><text:span text:style-name="T2">rb58853@gmail.com</text:span></text:p>
      <text:p text:style-name="P15"/>
      <text:p text:style-name="P15">EDUCATION</text:p>
      <text:p text:style-name="P1"><text:span text:style-name="T10">University </text:span><text:span text:style-name="T11">of Havana</text:span><text:span text:style-name="T10"><text:tab/></text:span><text:span text:style-name="T11">Havana</text:span><text:span text:style-name="T10">, </text:span><text:span text:style-name="T11">Cuba</text:span></text:p>
      <text:p text:style-name="P1"><text:span text:style-name="T17">Bachelor of <text:s/></text:span><text:span text:style-name="T18">Computer Science</text:span><text:span text:style-name="T1"><text:tab/>Expected </text:span><text:span text:style-name="T2">23/</text:span><text:span text:style-name="T8">0</text:span><text:span text:style-name="T2">1/2024</text:span></text:p>
      <text:list xml:id="list1750215765" text:style-name="WWNum1">
        <text:list-item>
          <text:p text:style-name="P25"><text:span text:style-name="T23">Average Classification:</text:span><text:span text:style-name="T1"> </text:span><text:span text:style-name="T2">4.</text:span><text:span text:style-name="T9">0</text:span><text:span text:style-name="T1"> / </text:span><text:span text:style-name="T2">5</text:span><text:span text:style-name="T1">.0</text:span></text:p>
        </text:list-item>
        <text:list-item>
          <text:p text:style-name="P26"><text:span text:style-name="T10">Relevant Coursework:</text:span><text:span text:style-name="T1"> </text:span><text:span text:style-name="T26">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11"/>
      <text:p text:style-name="P35"><text:span text:style-name="T10">WORK &amp; LEADERSHIP EXPERIENCE</text:span></text:p>
      <text:p text:style-name="P4"><text:span text:style-name="T12">Word Games </text:span><text:span text:style-name="T3"><text:tab/><text:tab/><text:tab/><text:tab/><text:tab/><text:tab/><text:tab/><text:tab/><text:tab/><text:tab/></text:span><text:span text:style-name="T24">Bogotá, Colombia</text:span></text:p>
      <text:p text:style-name="P5"><text:span text:style-name="T19">Game developer</text:span><text:span text:style-name="T17">, </text:span><text:span text:style-name="T30">Development Team</text:span><text:span text:style-name="T1"><text:tab/><text:tab/><text:tab/><text:tab/><text:tab/><text:tab/><text:tab/></text:span><text:span text:style-name="T3">20/10/24</text:span><text:span text:style-name="T1"> – </text:span><text:span text:style-name="T3">10/</text:span><text:span text:style-name="T8">0</text:span><text:span text:style-name="T3">5/25</text:span></text:p>
      <text:list xml:id="list988778168" text:style-name="WWNum2">
        <text:list-item>
          <text:p text:style-name="P17">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27">Selected Project Experience:</text:p>
          <text:list>
            <text:list-item>
              <text:p text:style-name="P29">Arcane Ascent</text:p>
              <text:list>
                <text:list-item>
                  <text:p text:style-name="P18">Led the complete development of the game from scratch, implementing all programming mechanics and Unity engine systems, resulting in a successfully published title on Steam Early Access.</text:p>
                </text:list-item>
                <text:list-item>
                  <text:p text:style-name="P20">Created new methods for integrating native Steam features such as achievements and saving system, significantly improving user experience and enabling successful game publication on the platform.</text:p>
                </text:list-item>
              </text:list>
            </text:list-item>
            <text:list-item>
              <text:p text:style-name="P30">Language Generation System</text:p>
              <text:list>
                <text:list-item>
                  <text:p text:style-name="P18">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2"/>
                </text:list-item>
              </text:list>
            </text:list-item>
          </text:list>
        </text:list-item>
      </text:list>
      <text:p text:style-name="P4"><text:span text:style-name="T14">Devman</text:span><text:span text:style-name="T1"><text:tab/><text:tab/><text:tab/><text:tab/><text:tab/><text:tab/><text:tab/><text:tab/><text:tab/><text:tab/></text:span><text:span text:style-name="T14">Madrid</text:span><text:span text:style-name="T10">, </text:span><text:span text:style-name="T14">Spain</text:span></text:p>
      <text:p text:style-name="P6"><text:span text:style-name="T20">NLP, Chatbot and API Rest developer</text:span><text:span text:style-name="T17">, </text:span><text:span text:style-name="T20">Backend </text:span><text:span text:style-name="T30">Development Team</text:span><text:span text:style-name="T1"><text:tab/><text:tab/></text:span><text:span text:style-name="T5">20/</text:span><text:span text:style-name="T8">0</text:span><text:span text:style-name="T5">2/24</text:span><text:span text:style-name="T1"> – </text:span><text:span text:style-name="T5">14/</text:span><text:span text:style-name="T8">0</text:span><text:span text:style-name="T5">6/24</text:span></text:p>
      <text:list xml:id="list110706672499219" text:continue-numbering="true" text:style-name="WWNum2">
        <text:list-item>
          <text:p text:style-name="P31">Architected and developed a comprehensive e-commerce chatbot solution combining NLP and product retrieval systems, featuring efficient product discovery through natural language processing and streamlined customer communication.</text:p>
          <text:list>
            <text:list-item>
              <text:p text:style-name="P32">Chat Bot Assistant</text:p>
              <text:list>
                <text:list-item>
                  <text:p text:style-name="P19">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33">Backend Infrastructure</text:p>
              <text:list>
                <text:list-item>
                  <text:p text:style-name="P21">Designed and implemented a robust FastAPI-based REST architecture, creating a secure authentication system with API key management, implementing WebSocket protocols for <text:soft-page-break/>real-time chat interactions, and developing comprehensive authorization frameworks to ensure reliable and secure customer-bot communications.</text:p>
                </text:list-item>
              </text:list>
            </text:list-item>
          </text:list>
        </text:list-item>
      </text:list>
      <text:p text:style-name="P9"/>
      <text:p text:style-name="P4"><text:span text:style-name="T15">Educational Projects<text:tab/></text:span><text:span text:style-name="T1"><text:tab/><text:tab/><text:tab/><text:tab/><text:tab/><text:tab/><text:tab/><text:tab/></text:span><text:span text:style-name="T15">Havana</text:span><text:span text:style-name="T10">, </text:span><text:span text:style-name="T15">Cuba</text:span></text:p>
      <text:p text:style-name="P4"><text:span text:style-name="T21">Computer scientist student, </text:span><text:span text:style-name="T22">University of Havana</text:span><text:span text:style-name="T1"><text:tab/><text:tab/><text:tab/><text:tab/><text:tab/></text:span><text:span text:style-name="T6">10/</text:span><text:span text:style-name="T8">0</text:span><text:span text:style-name="T6">9/19</text:span><text:span text:style-name="T1"> – </text:span><text:span text:style-name="T6">17/</text:span><text:span text:style-name="T8">0</text:span><text:span text:style-name="T6">1/24</text:span></text:p>
      <text:list xml:id="list110707802481352" text:continue-numbering="true" text:style-name="WWNum2">
        <text:list-item>
          <text:p text:style-name="P34">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23">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24">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24">Distributed FTP System: implements a distributed file transfer protocol that utilizes the Bully algorithm for effective node coordination, enabling robust and decentralized file system management across the network.</text:p>
        </text:list-item>
        <text:list-item>
          <text:p text:style-name="P24">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24">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24">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11"/>
      <text:p text:style-name="P12">SKILLS, ACTIVITIES &amp; INTERESTS</text:p>
      <text:p text:style-name="P1"><text:span text:style-name="T10">Languages:</text:span><text:span text:style-name="T1"> </text:span><text:span text:style-name="T26">Fluent in Spanish; Conversational mid-level in English (B1).</text:span></text:p>
      <text:p text:style-name="P2"><text:span text:style-name="T12">Programming Languages</text:span><text:span text:style-name="T10">:</text:span><text:span text:style-name="T1"> Python, C#, </text:span><text:span text:style-name="T27">Assembly (MIPS)</text:span><text:span text:style-name="T1">, C, C++, </text:span><text:span text:style-name="T3">Rust, </text:span><text:span text:style-name="T1">Prolog, </text:span><text:span text:style-name="T3">Haskell,</text:span><text:span text:style-name="T1"> Java</text:span><text:span text:style-name="T7">S</text:span><text:span text:style-name="T1">cript, Dart, </text:span><text:span text:style-name="T3">Go.</text:span></text:p>
      <text:p text:style-name="P3"><text:span text:style-name="T10">Technical Skills:</text:span><text:span text:style-name="T1"> </text:span><text:span text:style-name="T4">Unity Engine, Fast API</text:span><text:span text:style-name="T28">, </text:span><text:span text:style-name="T29">Model Context Protocol(MCP)</text:span><text:span text:style-name="T4">, .NET, ReactJS, Flutter, Databases, API Rest, Tensorflow, Pytorch, </text:span><text:span text:style-name="T28">Machine Learning APIs</text:span><text:span text:style-name="T4">.</text:span></text:p>
      <text:p text:style-name="P7"><text:span text:style-name="T12">Markup Languajes</text:span><text:span text:style-name="T13">:</text:span><text:span text:style-name="T4"> </text:span><text:span text:style-name="T3">LaTex, Jupyter Notebook, Markdown, CSS, HTML.</text:span></text:p>
      <text:p text:style-name="P1"><text:span text:style-name="T10">Interests:</text:span><text:span text:style-name="T1"> My professional interests lean towards number theory, graph theory, and the development of solutions in the field of machine learning and artificial intelligence. I am open to working on projects that require both frontend and backend development, as well as game development.</text:span></text:p>
      <text:p text:style-name="P28"/>
      <text:p text:style-name="P13">PROFESSIONAL PROFILES</text:p>
      <text:p text:style-name="P3"><text:span text:style-name="T16">Github</text:span><text:span text:style-name="T10">:</text:span><text:span text:style-name="T1"> </text:span><text:span text:style-name="T29">https://github.com/rb58853</text:span></text:p>
      <text:p text:style-name="P3"><text:span text:style-name="T25">Portfolio:</text:span><text:span text:style-name="T29"> https://rb58853.github.io/CV</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00" loext:opacity="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5T09:34:00</meta:creation-date>
    <meta:initial-creator>Resume Editing</meta:initial-creator>
    <dc:date>2025-06-09T11:07:06.169987339</dc:date>
    <meta:editing-duration>PT38M32S</meta:editing-duration>
    <meta:editing-cycles>9</meta:editing-cycles>
    <meta:generator>LibreOffice/7.3.7.2$Linux_X86_64 LibreOffice_project/30$Build-2</meta:generator>
    <meta:document-statistic meta:table-count="0" meta:image-count="0" meta:object-count="0" meta:page-count="2" meta:paragraph-count="44" meta:word-count="722" meta:character-count="5567" meta:non-whitespace-character-count="4868"/>
  </office:meta>
</office:document-meta>
</file>